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ff3e" officeooo:paragraph-rsid="0006ff3e"/>
    </style:style>
    <style:style style:name="P2" style:family="paragraph" style:parent-style-name="Standard" style:list-style-name="L1">
      <style:text-properties officeooo:rsid="0006ff3e" officeooo:paragraph-rsid="0006ff3e"/>
    </style:style>
    <style:style style:name="P3" style:family="paragraph" style:parent-style-name="Standard" style:list-style-name="L2">
      <style:text-properties officeooo:rsid="0006ff3e" officeooo:paragraph-rsid="0006ff3e"/>
    </style:style>
    <style:style style:name="P4" style:family="paragraph" style:parent-style-name="Standard" style:list-style-name="L3">
      <style:text-properties officeooo:rsid="0006ff3e" officeooo:paragraph-rsid="0006ff3e"/>
    </style:style>
    <style:style style:name="P5" style:family="paragraph" style:parent-style-name="Standard" style:list-style-name="L4">
      <style:text-properties officeooo:rsid="0006ff3e" officeooo:paragraph-rsid="0006ff3e"/>
    </style:style>
    <style:style style:name="P6" style:family="paragraph" style:parent-style-name="Standard" style:list-style-name="L5">
      <style:text-properties officeooo:rsid="0006ff3e" officeooo:paragraph-rsid="0006ff3e"/>
    </style:style>
    <style:style style:name="P7" style:family="paragraph" style:parent-style-name="Standard" style:list-style-name="L6">
      <style:text-properties officeooo:rsid="0006ff3e" officeooo:paragraph-rsid="0006ff3e"/>
    </style:style>
    <style:style style:name="P8" style:family="paragraph" style:parent-style-name="Standard" style:list-style-name="L8">
      <style:text-properties officeooo:rsid="0006ff3e" officeooo:paragraph-rsid="0006ff3e"/>
    </style:style>
    <style:style style:name="P9" style:family="paragraph" style:parent-style-name="Standard" style:list-style-name="L9">
      <style:text-properties officeooo:rsid="0006ff3e" officeooo:paragraph-rsid="0006ff3e"/>
    </style:style>
    <style:style style:name="P10" style:family="paragraph" style:parent-style-name="Standard">
      <style:text-properties officeooo:rsid="000890c0" officeooo:paragraph-rsid="000890c0"/>
    </style:style>
    <style:style style:name="P11" style:family="paragraph" style:parent-style-name="Standard" style:list-style-name="L10">
      <style:text-properties officeooo:rsid="000890c0" officeooo:paragraph-rsid="000890c0"/>
    </style:style>
    <style:style style:name="P12" style:family="paragraph" style:parent-style-name="Standard" style:list-style-name="L11">
      <style:text-properties officeooo:rsid="000a88af" officeooo:paragraph-rsid="000a88af"/>
    </style:style>
    <style:style style:name="P13" style:family="paragraph" style:parent-style-name="Standard">
      <style:text-properties officeooo:rsid="000a88af" officeooo:paragraph-rsid="000a88af"/>
    </style:style>
    <style:style style:name="P14" style:family="paragraph" style:parent-style-name="Standard" style:list-style-name="L12">
      <style:text-properties officeooo:rsid="000a88af" officeooo:paragraph-rsid="000a88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list xml:id="list3675097882" text:style-name="L1">
        <text:list-item>
          <text:p text:style-name="P2">E</text:p>
        </text:list-item>
        <text:list-item>
          <text:p text:style-name="P2">D</text:p>
        </text:list-item>
        <text:list-item>
          <text:p text:style-name="P2">D,E</text:p>
        </text:list-item>
        <text:list-item>
          <text:p text:style-name="P2">D</text:p>
        </text:list-item>
        <text:list-item>
          <text:p text:style-name="P2">B,D</text:p>
        </text:list-item>
      </text:list>
      <text:p text:style-name="P1">2</text:p>
      <text:list xml:id="list2937250138" text:style-name="L2">
        <text:list-item>
          <text:p text:style-name="P3">False</text:p>
        </text:list-item>
        <text:list-item>
          <text:p text:style-name="P3">2,zwei,Zwei</text:p>
        </text:list-item>
        <text:list-item>
          <text:p text:style-name="P3">B</text:p>
        </text:list-item>
        <text:list-item>
          <text:p text:style-name="P3">B,C,D,F</text:p>
        </text:list-item>
      </text:list>
      <text:p text:style-name="P1">3</text:p>
      <text:list xml:id="list310916743" text:style-name="L3">
        <text:list-item>
          <text:p text:style-name="P4">False</text:p>
        </text:list-item>
        <text:list-item>
          <text:p text:style-name="P4">F</text:p>
        </text:list-item>
        <text:list-item>
          <text:p text:style-name="P4">-14, - 14, minus 14, minus vierzehn</text:p>
        </text:list-item>
      </text:list>
      <text:p text:style-name="P1">4</text:p>
      <text:list xml:id="list4256694914" text:style-name="L4">
        <text:list-item>
          <text:p text:style-name="P5">False</text:p>
        </text:list-item>
        <text:list-item>
          <text:p text:style-name="P5">False</text:p>
        </text:list-item>
        <text:list-item>
          <text:p text:style-name="P5">B</text:p>
        </text:list-item>
      </text:list>
      <text:p text:style-name="P1">5</text:p>
      <text:list xml:id="list1382905034" text:style-name="L5">
        <text:list-item>
          <text:p text:style-name="P6">C</text:p>
        </text:list-item>
        <text:list-item>
          <text:p text:style-name="P6">D</text:p>
        </text:list-item>
        <text:list-item>
          <text:p text:style-name="P6">C</text:p>
        </text:list-item>
      </text:list>
      <text:p text:style-name="P1">6</text:p>
      <text:list xml:id="list3901051200" text:style-name="L6">
        <text:list-item>
          <text:p text:style-name="P7">False</text:p>
        </text:list-item>
        <text:list-item>
          <text:p text:style-name="P7">C</text:p>
        </text:list-item>
        <text:list-item>
          <text:p text:style-name="P7">“vier2” oder “eins3” oder “drei7”</text:p>
        </text:list-item>
      </text:list>
      <text:p text:style-name="P1">7</text:p>
      <text:list xml:id="list195082919" text:style-name="L8">
        <text:list-item>
          <text:p text:style-name="P8">False</text:p>
        </text:list-item>
        <text:list-item>
          <text:p text:style-name="P8">C</text:p>
        </text:list-item>
      </text:list>
      <text:p text:style-name="P1">8</text:p>
      <text:list xml:id="list3771431196" text:style-name="L9">
        <text:list-item>
          <text:p text:style-name="P9">D</text:p>
        </text:list-item>
        <text:list-item>
          <text:p text:style-name="P9">C</text:p>
        </text:list-item>
      </text:list>
      <text:p text:style-name="P10">9</text:p>
      <text:list xml:id="list3508858679" text:style-name="L10">
        <text:list-item>
          <text:p text:style-name="P11">E</text:p>
        </text:list-item>
        <text:list-item>
          <text:p text:style-name="P11">False</text:p>
        </text:list-item>
        <text:list-item>
          <text:p text:style-name="P11">A</text:p>
        </text:list-item>
        <text:list-item>
          <text:p text:style-name="P11">A,B,C,D,E</text:p>
        </text:list-item>
      </text:list>
      <text:p text:style-name="P10">10</text:p>
      <text:list xml:id="list1281963944" text:style-name="L11">
        <text:list-item>
          <text:p text:style-name="P12">A,D</text:p>
        </text:list-item>
      </text:list>
      <text:p text:style-name="P13">11</text:p>
      <text:list xml:id="list3527776427" text:style-name="L12">
        <text:list-item>
          <text:p text:style-name="P14">D</text:p>
        </text:list-item>
        <text:list-item>
          <text:p text:style-name="P14">subclass, Subklasse</text:p>
        </text:list-item>
        <text:list-item>
          <text:p text:style-name="P14">C,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8:20:43.140035312</meta:creation-date>
    <dc:date>2019-06-28T19:06:52.560944046</dc:date>
    <meta:editing-duration>PT25M39S</meta:editing-duration>
    <meta:editing-cycles>1</meta:editing-cycles>
    <meta:document-statistic meta:table-count="0" meta:image-count="0" meta:object-count="0" meta:page-count="1" meta:paragraph-count="44" meta:word-count="88" meta:character-count="256" meta:non-whitespace-character-count="245"/>
    <meta:generator>LibreOffice/6.2.4.2.0$Linux_X86_64 LibreOffice_project/20$Build-2</meta:generator>
  </office:meta>
</office:document-meta>
</file>